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p_name" text:protected="true">
        <text:p text:style-name="question-text">{{<text:bookmark text:name="begin-question_from"/>[[QUESTION_FROM]]<text:bookmark text:name="end-question_from"/>}}:</text:p>
      </text:section>
      <text:p text:style-name="question-text">&lt;&lt;imported text follows, you may type the preliminary speech to the question here&gt;&gt;</text:p>
      <text:p text:style-name="question-text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text-align="center" style:justify-single-word="false" fo:background-color="transparent" fo:padding="0in" fo:border="0.0008in solid #4c1900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0.0138in solid #996633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0.0138in solid #993366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799in" fo:text-indent="0in" style:auto-text-indent="false" fo:background-color="transparent" fo:padding="0in" fo:border="0.0346in solid #cc6633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0.0346in solid #00b8ff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transparent" fo:padding="0.0201in" fo:border="0.0008in solid #008000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09-25T13:19:32</meta:creation-date>
    <dc:creator>Ashok Hariharan</dc:creator>
    <dc:date>2007-09-28T00:20:45</dc:date>
    <meta:editing-cycles>3</meta:editing-cycles>
    <meta:editing-duration>PT2M20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3" meta:word-count="17" meta:character-count="118"/>
  </office:meta>
</office:document-meta>
</file>